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P3" style:family="paragraph" style:parent-style-name="Title">
      <style:text-properties officeooo:rsid="016e515b" officeooo:paragraph-rsid="016e515b"/>
    </style:style>
    <style:style style:name="P4" style:family="paragraph" style:parent-style-name="Text_20_body">
      <style:text-properties officeooo:rsid="01790482" officeooo:paragraph-rsid="01790482"/>
    </style:style>
    <style:style style:name="P5" style:family="paragraph" style:parent-style-name="Text_20_body">
      <style:text-properties officeooo:rsid="017a07cc" officeooo:paragraph-rsid="017a07cc"/>
    </style:style>
    <style:style style:name="P6" style:family="paragraph" style:parent-style-name="Text_20_body">
      <style:text-properties officeooo:rsid="017a07cc" officeooo:paragraph-rsid="0186d448"/>
    </style:style>
    <style:style style:name="P7" style:family="paragraph" style:parent-style-name="Text_20_body">
      <style:text-properties officeooo:rsid="017cf478" officeooo:paragraph-rsid="017cf478"/>
    </style:style>
    <style:style style:name="P8" style:family="paragraph" style:parent-style-name="Text_20_body">
      <style:text-properties officeooo:rsid="017d96d2" officeooo:paragraph-rsid="017d96d2"/>
    </style:style>
    <style:style style:name="P9" style:family="paragraph" style:parent-style-name="Text_20_body">
      <style:text-properties style:use-window-font-color="true" officeooo:rsid="017d96d2" officeooo:paragraph-rsid="017d96d2"/>
    </style:style>
    <style:style style:name="P10" style:family="paragraph" style:parent-style-name="Text_20_body">
      <style:text-properties style:use-window-font-color="true" officeooo:rsid="017bd438" officeooo:paragraph-rsid="01871888"/>
    </style:style>
    <style:style style:name="P11" style:family="paragraph" style:parent-style-name="Text_20_body">
      <style:text-properties fo:color="#ce181e" officeooo:rsid="01790482" officeooo:paragraph-rsid="01790482"/>
    </style:style>
    <style:style style:name="P12" style:family="paragraph" style:parent-style-name="Heading_20_1">
      <style:text-properties officeooo:rsid="0171febf" officeooo:paragraph-rsid="0171febf"/>
    </style:style>
    <style:style style:name="P13" style:family="paragraph" style:parent-style-name="Heading_20_1">
      <style:text-properties officeooo:rsid="01790482" officeooo:paragraph-rsid="01790482"/>
    </style:style>
    <style:style style:name="P14" style:family="paragraph" style:parent-style-name="Heading_20_1">
      <style:text-properties officeooo:rsid="017cf478" officeooo:paragraph-rsid="017cf478"/>
    </style:style>
    <style:style style:name="T1" style:family="text">
      <style:text-properties officeooo:rsid="017fd628"/>
    </style:style>
    <style:style style:name="T2" style:family="text">
      <style:text-properties officeooo:rsid="0171febf"/>
    </style:style>
    <style:style style:name="T3" style:family="text">
      <style:text-properties officeooo:rsid="01790482"/>
    </style:style>
    <style:style style:name="T4" style:family="text">
      <style:text-properties officeooo:rsid="017dcc63"/>
    </style:style>
    <style:style style:name="T5" style:family="text">
      <style:text-properties officeooo:rsid="018ac579"/>
    </style:style>
    <style:style style:name="T6" style:family="text">
      <style:text-properties officeooo:rsid="018b1026"/>
    </style:style>
    <style:style style:name="T7" style:family="text">
      <style:text-properties officeooo:rsid="018c11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avaScript-<text:span text:style-name="T2">Schulung, 24. Mai 2019</text:span></text:p>
      <text:h text:style-name="P12" text:outline-level="1">Inhalt <text:span text:style-name="T3">der Schulung</text:span></text:h>
      <text:p text:style-name="Text_20_body">Herkunft und heutige Einsatzgebiete von JavaScript</text:p>
      <text:p text:style-name="P5">JavaScript in HTML einbinden, Benutzung der Browserwerkzeuge</text:p>
      <text:p text:style-name="P5">Document Object Model, Reaktion auf Ereignisse</text:p>
      <text:p text:style-name="P6">Variablen, Funktionen und Kontrollstrukturen</text:p>
      <text:p text:style-name="P5">JSON-Syntax zur einfachen Deklaration von Objekten und Listen</text:p>
      <text:p text:style-name="P5">Grundlagen der Objektorientierung <text:span text:style-name="T7">in JavaScript</text:span></text:p>
      <text:p text:style-name="P10">Definition asynchroner Module mit der AMD-Syntax</text:p>
      <text:h text:style-name="Heading_20_1" text:outline-level="1">Lernziele der Schulung</text:h>
      <text:p text:style-name="P8">Verstehen der grundlegenden Mechanik einer browserseitigen Webanwendung</text:p>
      <text:p text:style-name="P8">JavaScript lesen, verstehen und im Debugger untersuchen können</text:p>
      <text:p text:style-name="P8">Anwenden der wesentlichen JavaScript-Spracheigenschaften in eigenem Quellcode</text:p>
      <text:p text:style-name="P8">Besonderheiten der Objektorientierung und Unterschiede zu anderen Sprachen verstehen</text:p>
      <text:p text:style-name="P9">Verstehen des AMD-Modulkonzepts, wegen seiner zentralen Bedeutung für UI5/Fiori</text:p>
      <text:h text:style-name="P13" text:outline-level="1">Vorgehensweise</text:h>
      <text:p text:style-name="P4">Gemeinsame Entwicklung <text:span text:style-name="T5">zweier</text:span> kleine<text:span text:style-name="T5">r</text:span>, browserseitigen Webanwendung<text:span text:style-name="T5">en</text:span></text:p>
      <text:p text:style-name="P4">Kleinere Code<text:span text:style-name="T4">b</text:span>eispiele zum direkten Ausprobieren und Untersuchen im Browser</text:p>
      <text:p text:style-name="P4"><text:span text:style-name="T5">Mündliche </text:span>Erklärungen anhand der Quellcodes, <text:span text:style-name="T5">kein Folienvortrag</text:span></text:p>
      <text:p text:style-name="P11">Jeder Teilnehmer muss sich <text:span text:style-name="T6">daher </text:span>seine eigenen Notizen machen!</text:p>
      <text:h text:style-name="P14" text:outline-level="1">Weitere Informationen</text:h>
      <text:p text:style-name="P7"><text:a xlink:type="simple" xlink:href="https://wpvs.de/" text:style-name="Internet_20_link" text:visited-style-name="Visited_20_Internet_20_Link">https://wpvs.de</text:a>, insbesondere <text:a xlink:type="simple" xlink:href="https://www.wpvs.de/webprog/3-javascript/grundlagen_dom/#1" text:style-name="Internet_20_link" text:visited-style-name="Visited_20_Internet_20_Link">https://www.wpvs.de/webprog/3-javascript/grundlagen_dom/#1</text:a></text:p>
      <text:p text:style-name="P7"><text:a xlink:type="simple" xlink:href="https://developer.mozilla.org/de/docs/Web/JavaScript/Introduction_to_Object-Oriented_JavaScript" text:style-name="Internet_20_link" text:visited-style-name="Visited_20_Internet_20_Link">https://developer.mozilla.org/de/docs/Web/JavaScript/Introduction_to_Object-Oriented_JavaScript</text:a></text:p>
      <text:p text:style-name="P7"><text:a xlink:type="simple" xlink:href="https://developer.mozilla.org/de/docs/Web/JavaScript/Reference/Klassen" text:style-name="Internet_20_link" text:visited-style-name="Visited_20_Internet_20_Link">https://developer.mozilla.org/de/docs/Web/JavaScript/Reference/Klassen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Κανονικά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 style:writing-mode="page"/>
      <style:text-properties style:font-size-asian="10.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loext:contextual-spacing="true" fo:line-height="115%" fo:text-align="start" style:justify-single-word="false" fo:hyphenation-ladder-count="no-limit" style:page-number="auto" style:writing-mode="page"/>
      <style:text-properties style:font-name="Arial" fo:font-family="Arial" style:font-style-name="Κανονικά" style:font-family-generic="swiss" style:font-pitch="variable" fo:font-size="10pt" style:font-size-asian="10.5pt" fo:hyphenate="true" fo:hyphenation-remain-char-count="2" fo:hyphenation-push-char-count="2"/>
    </style:style>
    <style:style style:name="List" style:family="paragraph" style:parent-style-name="Text_20_body" style:class="list" style:master-page-name="">
      <style:paragraph-properties fo:margin-top="0cm" fo:margin-bottom="0.101cm" loext:contextual-spacing="true" style:page-number="auto" style:writing-mode="page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cm" fo:margin-bottom="0.21cm" loext:contextual-spacing="false" style:page-number="auto" style:writing-mode="page"/>
      <style:text-properties fo:font-size="12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color="#c5000b" fo:font-size="16pt" fo:text-shadow="1pt 1pt" fo:font-weight="bold" style:font-size-asian="28pt" style:font-weight-asian="bold" style:font-size-complex="2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5cm" fo:margin-bottom="0.21cm" loext:contextual-spacing="false" style:page-number="auto" style:writing-mode="page"/>
      <style:text-properties fo:font-size="10pt" fo:font-style="normal" style:text-underline-style="none" fo:font-weight="normal" style:font-size-asian="115%" style:font-weight-asian="bold" style:font-size-complex="115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size="9pt" fo:font-weight="bold" officeooo:rsid="0171febf" officeooo:paragraph-rsid="0171febf" style:font-size-asian="9pt" style:font-weight-asian="bold" style:font-size-complex="9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Arial1" fo:font-size="9pt" officeooo:rsid="006891f7" officeooo:paragraph-rsid="006891f7" style:font-size-asian="9pt" style:font-size-complex="9pt"/>
    </style:style>
    <style:style style:name="MT1" style:family="text">
      <style:text-properties officeooo:rsid="017fd628"/>
    </style:style>
    <style:page-layout style:name="Mpm1">
      <style:page-layout-properties fo:page-width="21.001cm" fo:page-height="29.7cm" style:num-format="1" style:print-orientation="portrait" fo:margin-top="2cm" fo:margin-bottom="0.78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2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JavaScript-Schulung, <text:span text:style-name="MT1">24. Mai 2019<text:tab/><text:tab/>Schulungsinhalte</text:span></text:p>
      </style:header>
      <style:footer>
        <text:p text:style-name="MP2">Seite <text:page-number text:select-page="current">1</text:page-number><text:s/>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nis Schulmeister</meta:initial-creator>
    <meta:creation-date>2016-10-17T00:04:25.755310418</meta:creation-date>
    <dc:date>2019-05-24T06:28:29.152985942</dc:date>
    <dc:creator>Dennis Schulmeister-Zimolong</dc:creator>
    <meta:editing-duration>PT13H48M55S</meta:editing-duration>
    <meta:editing-cycles>366</meta:editing-cycles>
    <meta:generator>LibreOffice/6.1.5.2$Linux_X86_64 LibreOffice_project/10$Build-2</meta:generator>
    <meta:printed-by>Dennis Schulmeister-Zimolong</meta:printed-by>
    <meta:print-date>2019-05-24T06:28:25.361858498</meta:print-date>
    <meta:document-statistic meta:table-count="0" meta:image-count="0" meta:object-count="0" meta:page-count="1" meta:paragraph-count="26" meta:word-count="140" meta:character-count="1424" meta:non-whitespace-character-count="1309"/>
  </office:meta>
</office:document-meta>
</file>